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346cm" svg:height="2.335cm" svg:x="1.088cm" svg:y="22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46cm" svg:height="2.335cm" svg:x="4.188cm" svg:y="22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46cm" svg:height="2.335cm" svg:x="7.488cm" svg:y="22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46cm" svg:height="2.335cm" svg:x="10.588cm" svg:y="22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46cm" svg:height="2.335cm" svg:x="13.888cm" svg:y="22.99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25:20.695902748</dc:date>
    <dc:creator>elucterio </dc:creator>
    <meta:editing-duration>PT3M16S</meta:editing-duration>
    <meta:editing-cycles>5</meta:editing-cycles>
    <meta:generator>LibreOffice/4.2.8.2$Linux_X86_64 LibreOffice_project/420m0$Build-2</meta:generator>
    <meta:document-statistic meta:object-count="10"/>
  </office:meta>
</office:document-meta>
</file>